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6f42c1" style:font-name="SFMono-Regular" fo:font-size="9.75pt" fo:letter-spacing="normal" fo:font-style="normal" fo:font-weight="normal"/>
    </style:style>
    <style:style style:name="P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T1" style:family="text">
      <style:text-properties fo:color="#d73a49"/>
    </style:style>
    <style:style style:name="T2" style:family="text">
      <style:text-properties fo:color="#d73a49" style:font-name="SFMono-Regular" fo:font-size="9.75pt" fo:font-style="normal" fo:font-weight="normal"/>
    </style:style>
    <style:style style:name="T3" style:family="text">
      <style:text-properties fo:color="#6f42c1"/>
    </style:style>
    <style:style style:name="T4" style:family="text">
      <style:text-properties fo:color="#6f42c1" style:font-name="SFMono-Regular" fo:font-size="9.75pt" fo:font-style="normal" fo:font-weight="normal"/>
    </style:style>
    <style:style style:name="T5" style:family="text">
      <style:text-properties style:font-name="SFMono-Regular" fo:font-size="9.75pt" fo:font-style="normal" fo:font-weight="normal"/>
    </style:style>
    <style:style style:name="T6" style:family="text">
      <style:text-properties officeooo:rsid="000d34b5"/>
    </style:style>
    <style:style style:name="T7" style:family="text">
      <style:text-properties officeooo:rsid="000fb0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Contents of https://alice.databox.me/docs/shared-file1.acl</text:p>
      <text:p text:style-name="P2"><text:span text:style-name="T1">@prefix</text:span> <text:s/>acl: <text:s/><text:span text:style-name="T3">&lt;http://www.w3.org/ns/auth/acl#&gt;</text:span>.</text:p>
      <text:p text:style-name="P6"/>
      <text:p text:style-name="P4"># Group authorization, giving Read/Write access to <text:span text:style-name="T6">a</text:span> group, which <text:span text:style-name="T6">is</text:span></text:p>
      <text:p text:style-name="P4"># specified in <text:span text:style-name="T7">the ‘work-groups’</text:span> document.</text:p>
      <text:p text:style-name="P5">&lt;#authorization2&gt;</text:p>
      <text:p text:style-name="P3"><text:s text:c="4"/><text:span text:style-name="T2">a</text:span><text:span text:style-name="T5"> <text:s text:c="26"/>acl:Authorization;</text:span></text:p>
      <text:p text:style-name="P3"><text:s text:c="4"/><text:span text:style-name="T5">acl:accessTo <text:s text:c="8"/></text:span><text:span text:style-name="T4">&lt;https://alice.example.com/docs/shared-file1&gt;</text:span><text:span text:style-name="T5">;</text:span></text:p>
      <text:p text:style-name="P3"><text:s text:c="4"/><text:span text:style-name="T5">acl:mode <text:s text:c="13"/>acl:Read,</text:span></text:p>
      <text:p text:style-name="P3"><text:s text:c="19"/><text:span text:style-name="T5">acl:Write;</text:span></text:p>
      <text:p text:style-name="P3"><text:s text:c="4"/><text:span text:style-name="T5">acl:agentGroup <text:s text:c="3"/></text:span><text:span text:style-name="T4">&lt;https://alice.example.com/work-groups#Accounting&gt;</text:span><text:span text:style-name="T5">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59:29.347166224</meta:creation-date>
    <dc:date>2019-01-26T15:14:18.507626858</dc:date>
    <meta:editing-duration>PT13M4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4" meta:character-count="493" meta:non-whitespace-character-count="382"/>
  </office:meta>
</office:document-meta>
</file>